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co7" style:family="table-column">
      <style:table-column-properties fo:break-before="auto" style:column-width="3.87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5.059cm"/>
    </style:style>
    <style:style style:name="co8" style:family="table-column">
      <style:table-column-properties fo:break-before="auto" style:column-width="3.3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 list of da 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r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st</text:p>
          </table:table-cell>
          <table:table-cell office:value-type="string">
            <text:p>Check da system, y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lock Knigh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lock Min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lock Warlock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lock Arche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lock Vampir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lock Magicia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lock Booste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</table:table>
      <table:table table:name="TCPmessages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First character</text:p>
          </table:table-cell>
          <table:table-cell office:value-type="string">
            <text:p>Description</text:p>
          </table:table-cell>
          <table:table-cell office:value-type="string">
            <text:p>Response</text:p>
          </table:table-cell>
          <table:table-cell office:value-type="string">
            <text:p>Other chars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string">
            <text:p>get the game</text:p>
          </table:table-cell>
          <table:table-cell office:value-type="string">
            <text:p>Game obj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string">
            <text:p>key handling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string">
            <text:p>keyID</text:p>
          </table:table-cell>
          <table:table-cell office:value-type="float" office:value="0">
            <text:p>0</text:p>
          </table:table-cell>
          <table:table-cell office:value-type="string">
            <text:p>released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pressed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office:value-type="string">
            <text:p>add player</text:p>
          </table:table-cell>
          <table:table-cell office:value-type="string">
            <text:p>playerID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string">
            <text:p>update player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float" office:value="0">
            <text:p>0</text:p>
          </table:table-cell>
          <table:table-cell office:value-type="string">
            <text:p>teamID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skillID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office:value-type="string">
            <text:p>Ask for server</text:p>
          </table:table-cell>
          <table:table-cell office:value-type="string">
            <text:p>true</text:p>
          </table:table-cell>
          <table:table-cell office:value-type="string">
            <text:p>null</text:p>
          </table:table-cell>
          <table:table-cell table:number-columns-repeated="3"/>
        </table:table-row>
      </table:table>
      <table:table table:name="Feuille3" table:style-name="ta1"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>
            <text:p>List of the maps and map fi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M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DV World map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N Waiting Room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17:58:58.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3-10-05T17:59:30.18</dc:date>
    <meta:editing-duration>PT33M34S</meta:editing-duration>
    <meta:editing-cycles>13</meta:editing-cycles>
    <meta:generator>LibreOffice/4.0.2.2$Windows_x86 LibreOffice_project/4c82dcdd6efcd48b1d8bba66bfe1989deee49c3</meta:generator>
    <meta:document-statistic meta:table-count="3" meta:cell-count="111" meta:object-count="0"/>
  </office:meta>
</office:document-meta>
</file>